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lancedDTDGrammar.addToCurrentGroup( int contentSpe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lancedDTDGrammar.element( String element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lancedDTDGrammar.startGroup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lancedDTDGrammar.startContentModel( String element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lancedDTDGrammar.addContentSpecNodes( int begin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lancedDTDGrammar.occurrence( short occurrence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lancedDTDGrammar.separator( short separator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lancedDTDGrammar.p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lancedDTDGrammar.endGroup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lancedDTDGrammar.endDTD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lancedDTDGrammar.initializeContentModelStack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alancedDTDGrammar.addContentSpecToElement( XMLElementDecl elementDe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lancedDTDGrammar.BalancedDTDGrammar( SymbolTable symbolTable , XMLDTD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